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56724" officeooo:paragraph-rsid="00156724" style:font-size-asian="15.75pt" style:font-size-complex="18pt"/>
    </style:style>
    <style:style style:name="P3" style:family="paragraph" style:parent-style-name="Standard">
      <style:text-properties fo:font-size="18pt" officeooo:paragraph-rsid="00174248" style:font-size-asian="15.75pt" style:font-size-complex="18pt"/>
    </style:style>
    <style:style style:name="P4" style:family="paragraph" style:parent-style-name="Standard">
      <style:text-properties fo:font-size="18pt" officeooo:rsid="0018175f" officeooo:paragraph-rsid="0018175f" style:font-size-asian="15.75pt" style:font-size-complex="18pt"/>
    </style:style>
    <style:style style:name="P5" style:family="paragraph" style:parent-style-name="Standard">
      <style:text-properties fo:font-size="18pt" officeooo:rsid="00191218" officeooo:paragraph-rsid="00191218" style:font-size-asian="15.75pt" style:font-size-complex="18pt"/>
    </style:style>
    <style:style style:name="P6" style:family="paragraph" style:parent-style-name="Standard">
      <style:text-properties fo:font-size="18pt" officeooo:paragraph-rsid="001f4db9" style:font-size-asian="15.75pt" style:font-size-complex="18pt"/>
    </style:style>
    <style:style style:name="P7" style:family="paragraph" style:parent-style-name="Standard">
      <style:text-properties fo:font-size="18pt" officeooo:rsid="001f4db9" officeooo:paragraph-rsid="001f4db9" style:font-size-asian="15.75pt" style:font-size-complex="18pt"/>
    </style:style>
    <style:style style:name="P8" style:family="paragraph" style:parent-style-name="Standard">
      <style:text-properties fo:font-size="18pt" officeooo:rsid="0023637e" officeooo:paragraph-rsid="0023637e" style:font-size-asian="15.75pt" style:font-size-complex="18pt"/>
    </style:style>
    <style:style style:name="P9" style:family="paragraph" style:parent-style-name="Standard">
      <style:text-properties fo:font-size="18pt" officeooo:rsid="0023637e" officeooo:paragraph-rsid="0025688c" style:font-size-asian="15.75pt" style:font-size-complex="18pt"/>
    </style:style>
    <style:style style:name="P10" style:family="paragraph" style:parent-style-name="Standard">
      <style:text-properties fo:font-size="18pt" officeooo:paragraph-rsid="0025688c" style:font-size-asian="15.75pt" style:font-size-complex="18pt"/>
    </style:style>
    <style:style style:name="P11" style:family="paragraph" style:parent-style-name="Standard">
      <style:text-properties fo:font-size="18pt" style:font-size-asian="18pt" style:font-size-complex="18pt"/>
    </style:style>
    <style:style style:name="P12" style:family="paragraph" style:parent-style-name="Standard">
      <style:text-properties fo:font-size="18pt" officeooo:rsid="001d10ca" officeooo:paragraph-rsid="001d10ca" style:font-size-asian="18pt" style:font-size-complex="18pt"/>
    </style:style>
    <style:style style:name="P13" style:family="paragraph" style:parent-style-name="Standard">
      <style:text-properties fo:font-size="18pt" fo:font-weight="bold" officeooo:rsid="001f9ccb" officeooo:paragraph-rsid="001f9ccb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1f9ccb" officeooo:paragraph-rsid="0025688c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9211e" fo:font-size="18pt" fo:font-weight="bold" officeooo:rsid="0014fa21" officeooo:paragraph-rsid="0014fa21" style:font-size-asian="15.75pt" style:font-weight-asian="bold" style:font-size-complex="18pt" style:font-weight-complex="bold"/>
    </style:style>
    <style:style style:name="T1" style:family="text">
      <style:text-properties fo:font-variant="normal" fo:text-transform="none" style:font-name="Inter" fo:font-size="12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loext:padding="0cm" loext:border="non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5.75pt" style:font-size-complex="18pt" loext:padding="0cm" loext:border="none"/>
    </style:style>
    <style:style style:name="T7" style:family="text">
      <style:text-properties officeooo:rsid="001a254a"/>
    </style:style>
    <style:style style:name="T8" style:family="text">
      <style:text-properties officeooo:rsid="001fc68f"/>
    </style:style>
    <style:style style:name="T9" style:family="text">
      <style:text-properties officeooo:rsid="0023637e"/>
    </style:style>
    <style:style style:name="T10" style:family="text">
      <style:text-properties officeooo:rsid="002568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WS CLI and IAM</text:p>
      <text:p text:style-name="Standard"><text:span text:style-name="T5">First, let's explore the </text:span><text:span text:style-name="Source_20_Text"><text:span text:style-name="T5">AWS CLI </text:span></text:span><text:span text:style-name="T5">configuration. What is the exact </text:span><text:span text:style-name="Source_20_Text"><text:span text:style-name="T5">version </text:span></text:span><text:span text:style-name="T5">of the CLI installed on the </text:span><text:span text:style-name="Source_20_Text"><text:span text:style-name="T5">iac-server</text:span></text:span><text:span text:style-name="T5">?</text:span></text:p>
      <text:p text:style-name="P2">Ran the command:</text:p>
      <text:p text:style-name="P2">aws --version</text:p>
      <text:p text:style-name="P1"/>
      <text:p text:style-name="P1">aws-cli/2.13.12 Python/3.11.4 Linux/5.4.0-1106-gcp exe/x86_64.ubuntu.22 prompt/off</text:p>
      <text:p text:style-name="P1"/>
      <text:p text:style-name="P3">aws-cli/2.13.12 </text:p>
      <text:p text:style-name="P1"/>
      <text:p text:style-name="Standard"><text:span text:style-name="T5">Which </text:span><text:span text:style-name="Source_20_Text"><text:span text:style-name="T5">command </text:span></text:span><text:span text:style-name="T5">should be used to interact with </text:span><text:span text:style-name="Source_20_Text"><text:span text:style-name="T5">Identity and Access Management </text:span></text:span><text:span text:style-name="T5">in </text:span><text:span text:style-name="Source_20_Text"><text:span text:style-name="T5">AWS </text:span></text:span><text:span text:style-name="T5">using the </text:span><text:span text:style-name="Source_20_Text"><text:span text:style-name="T5">CLI</text:span></text:span><text:span text:style-name="T5">?</text:span></text:p>
      <text:p text:style-name="P4">iam</text:p>
      <text:p text:style-name="P4"/>
      <text:p text:style-name="Standard"><text:span text:style-name="T5">Which </text:span><text:span text:style-name="Source_20_Text"><text:span text:style-name="T5">subcommand </text:span></text:span><text:span text:style-name="T5">with </text:span><text:span text:style-name="Source_20_Text"><text:span text:style-name="T5">iam </text:span></text:span><text:span text:style-name="T5">can be used to list all the users created in </text:span><text:span text:style-name="Source_20_Text"><text:span text:style-name="T5">aws</text:span></text:span><text:span text:style-name="T5">?</text:span></text:p>
      <text:p text:style-name="P5">aws iam list-user</text:p>
      <text:p text:style-name="P1"/>
      <text:p text:style-name="Standard"><text:span text:style-name="T5">Now let's add a few more users! To add more users, we need to make use of the </text:span><text:span text:style-name="Source_20_Text"><text:span text:style-name="T5">create-user </text:span></text:span><text:span text:style-name="T5">sub-command. However, we also need to pass in a mandatory option with this command for it to work?</text:span></text:p>
      <text:p text:style-name="P1">--<text:span text:style-name="T7">user-name</text:span></text:p>
      <text:p text:style-name="P1"/>
      <text:p text:style-name="Standard"><text:span text:style-name="T5">Create a new user called </text:span><text:span text:style-name="Source_20_Text"><text:span text:style-name="T5">mary </text:span></text:span><text:span text:style-name="T5">using the </text:span><text:span text:style-name="Source_20_Text"><text:span text:style-name="T5">AWS CLI</text:span></text:span><text:span text:style-name="T5">.</text:span></text:p>
      <text:p text:style-name="P12">Ran the below command:</text:p>
      <text:p text:style-name="P11">aws --endpoint http://aws:4566 iam create-user --user-name mary</text:p>
      <text:p text:style-name="P1"/>
      <text:p text:style-name="Standard"><text:span text:style-name="T5">What is the default region that has been configured for use with the </text:span><text:span text:style-name="Source_20_Text"><text:span text:style-name="T5">AWS CLI</text:span></text:span><text:span text:style-name="T5">?</text:span></text:p>
      <text:p text:style-name="P7">Below information is goven the aws config file:</text:p>
      <text:p text:style-name="P1">[default]</text:p>
      <text:p text:style-name="P1">region = us-east-1</text:p>
      <text:p text:style-name="P6"><text:soft-page-break/><text:span text:style-name="T9">Ans: </text:span>us-east-1</text:p>
      <text:p text:style-name="P1"/>
      <text:p text:style-name="P13">What is <text:span text:style-name="T10">the value of </text:span>aws_access_key_id <text:span text:style-name="T8">used in the configuration?</text:span></text:p>
      <text:p text:style-name="P8">Below information is given in the aws credentials:</text:p>
      <text:p text:style-name="P1">[default]</text:p>
      <text:p text:style-name="P1">aws_access_key_id = foo</text:p>
      <text:p text:style-name="P1">aws_secret_access_key = bar</text:p>
      <text:p text:style-name="P8">Ans: foo</text:p>
      <text:p text:style-name="P1"/>
      <text:p text:style-name="P14">What is <text:span text:style-name="T10">the value aws_secret_access_key </text:span><text:span text:style-name="T8">used in the configuration?</text:span></text:p>
      <text:p text:style-name="P9">Below information is given in the aws credentials:</text:p>
      <text:p text:style-name="P10">[default]</text:p>
      <text:p text:style-name="P10">aws_access_key_id = foo</text:p>
      <text:p text:style-name="P10">aws_secret_access_key = bar</text:p>
      <text:p text:style-name="P9">Ans: <text:span text:style-name="T10">bar</text:span></text:p>
      <text:p text:style-name="P1"/>
      <text:p text:style-name="Text_20_body"><text:span text:style-name="Source_20_Text"><text:span text:style-name="T5">jack </text:span></text:span><text:span text:style-name="T5">and </text:span><text:span text:style-name="Source_20_Text"><text:span text:style-name="T5">jill </text:span></text:span><text:span text:style-name="T5">are developers and are part of a project called </text:span><text:span text:style-name="Source_20_Text"><text:span text:style-name="T5">project-sapphire</text:span></text:span><text:span text:style-name="T5">.<text:line-break/>Create a new </text:span><text:span text:style-name="Source_20_Text"><text:span text:style-name="T5">IAM Group </text:span></text:span><text:span text:style-name="T5">called </text:span><text:span text:style-name="Source_20_Text"><text:span text:style-name="T5">project-sapphire-developers</text:span></text:span><text:span text:style-name="T5">.</text:span></text:p>
      <text:p text:style-name="Text_20_body"><text:span text:style-name="T5">Use the subcommand </text:span><text:span text:style-name="Source_20_Text"><text:span text:style-name="T5">create-group </text:span></text:span><text:span text:style-name="T5">to create the group.</text:span></text:p>
      <text:p text:style-name="P11">aws --endpoint http://aws:4566 iam create-group --group-name project-sapphire-developers</text:p>
      <text:p text:style-name="P1"/>
      <text:p text:style-name="Standard"><text:span text:style-name="T5">What privileges are granted for </text:span><text:span text:style-name="Source_20_Text"><text:span text:style-name="T5">jack </text:span></text:span><text:span text:style-name="T5">and </text:span><text:span text:style-name="Source_20_Text"><text:span text:style-name="T5">jill </text:span></text:span><text:span text:style-name="T5">who are part of the group </text:span><text:span text:style-name="Source_20_Text"><text:span text:style-name="T5">project-sapphire-developers</text:span></text:span><text:span text:style-name="T5">?</text:span></text:p>
      <text:p text:style-name="P1"/>
      <text:p text:style-name="P1"/>
      <text:p text:style-name="P1"/>
      <text:p text:style-name="Text_20_body"><text:soft-page-break/><text:span text:style-name="T5">Both </text:span><text:span text:style-name="Source_20_Text"><text:span text:style-name="T5">jack </text:span></text:span><text:span text:style-name="T5">and </text:span><text:span text:style-name="Source_20_Text"><text:span text:style-name="T5">jill </text:span></text:span><text:span text:style-name="T5">need complete access to the </text:span><text:span text:style-name="Source_20_Text"><text:span text:style-name="T5">EC2 </text:span></text:span><text:span text:style-name="T5">service.</text:span></text:p>
      <text:p text:style-name="Text_20_body"><text:span text:style-name="T5">Attach the </text:span><text:span text:style-name="Source_20_Text"><text:span text:style-name="T5">AmazonEC2FullAccess </text:span></text:span><text:span text:style-name="T5">policy with the ARN: </text:span><text:span text:style-name="Source_20_Text"><text:span text:style-name="T5">arn:aws:iam::aws:policy/AmazonEC2FullAccess </text:span></text:span><text:span text:style-name="T5">to the group </text:span><text:span text:style-name="Source_20_Text"><text:span text:style-name="T5">project-sapphire-developers</text:span></text:span><text:span text:style-name="T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1:02:41.369782851</meta:creation-date>
    <dc:date>2024-04-24T11:29:16.537240238</dc:date>
    <meta:editing-duration>PT26M20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3" meta:paragraph-count="38" meta:word-count="290" meta:character-count="1884" meta:non-whitespace-character-count="1637"/>
  </office:meta>
</office:document-meta>
</file>